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ab84c" officeooo:paragraph-rsid="001ab84c"/>
    </style:style>
    <style:style style:name="P2" style:family="paragraph" style:parent-style-name="Standard" style:list-style-name="L1">
      <style:text-properties officeooo:paragraph-rsid="001ab84c"/>
    </style:style>
    <style:style style:name="P3" style:family="paragraph" style:parent-style-name="Standard" style:list-style-name="L1">
      <style:text-properties officeooo:rsid="001c6663" officeooo:paragraph-rsid="001c6663"/>
    </style:style>
    <style:style style:name="P4" style:family="paragraph" style:parent-style-name="Standard" style:list-style-name="L2">
      <style:text-properties officeooo:rsid="001c6663" officeooo:paragraph-rsid="001c6663"/>
    </style:style>
    <style:style style:name="P5" style:family="paragraph" style:parent-style-name="Standard" style:list-style-name="L2">
      <style:text-properties officeooo:paragraph-rsid="001ab84c"/>
    </style:style>
    <style:style style:name="P6" style:family="paragraph" style:parent-style-name="Standard" style:list-style-name="L3">
      <style:text-properties officeooo:paragraph-rsid="001ab84c"/>
    </style:style>
    <style:style style:name="P7" style:family="paragraph" style:parent-style-name="Standard">
      <style:text-properties officeooo:rsid="001cb4e8" officeooo:paragraph-rsid="001cb4e8"/>
    </style:style>
    <style:style style:name="P8" style:family="paragraph" style:parent-style-name="Standard" style:list-style-name="L4">
      <style:text-properties officeooo:rsid="001cb4e8" officeooo:paragraph-rsid="001cb4e8"/>
    </style:style>
    <style:style style:name="P9" style:family="paragraph" style:parent-style-name="Standard" style:list-style-name="L5">
      <style:text-properties officeooo:rsid="001cb4e8" officeooo:paragraph-rsid="001cb4e8"/>
    </style:style>
    <style:style style:name="P10" style:family="paragraph" style:parent-style-name="Standard" style:list-style-name="L6">
      <style:text-properties officeooo:rsid="001cb4e8" officeooo:paragraph-rsid="00202b22"/>
    </style:style>
    <style:style style:name="P11" style:family="paragraph" style:parent-style-name="Standard" style:list-style-name="L5">
      <style:text-properties officeooo:paragraph-rsid="001cb4e8"/>
    </style:style>
    <style:style style:name="P12" style:family="paragraph" style:parent-style-name="Standard" style:list-style-name="L5">
      <style:text-properties officeooo:rsid="001e3a55" officeooo:paragraph-rsid="001e3a55"/>
    </style:style>
    <style:style style:name="P13" style:family="paragraph" style:parent-style-name="Standard" style:list-style-name="L3">
      <style:text-properties officeooo:rsid="001e3a55" officeooo:paragraph-rsid="001e3a55"/>
    </style:style>
    <style:style style:name="P14" style:family="paragraph" style:parent-style-name="Standard">
      <style:text-properties officeooo:rsid="001e3a55" officeooo:paragraph-rsid="001e3a55"/>
    </style:style>
    <style:style style:name="P15" style:family="paragraph" style:parent-style-name="Standard" style:list-style-name="L2">
      <style:text-properties officeooo:rsid="001e3a55" officeooo:paragraph-rsid="001e3a55"/>
    </style:style>
    <style:style style:name="P16" style:family="paragraph" style:parent-style-name="Standard" style:list-style-name="L1">
      <style:text-properties officeooo:rsid="001e3a55" officeooo:paragraph-rsid="001e3a55"/>
    </style:style>
    <style:style style:name="P17" style:family="paragraph" style:parent-style-name="Standard" style:list-style-name="L6">
      <style:text-properties officeooo:rsid="001e3a55" officeooo:paragraph-rsid="00202b22"/>
    </style:style>
    <style:style style:name="P18" style:family="paragraph" style:parent-style-name="Standard" style:list-style-name="L1">
      <style:text-properties officeooo:rsid="00202b22" officeooo:paragraph-rsid="00202b22"/>
    </style:style>
    <style:style style:name="P19" style:family="paragraph" style:parent-style-name="Standard">
      <style:text-properties officeooo:rsid="00202b22" officeooo:paragraph-rsid="00202b22"/>
    </style:style>
    <style:style style:name="P20" style:family="paragraph" style:parent-style-name="Standard" style:list-style-name="L6">
      <style:text-properties officeooo:rsid="00202b22" officeooo:paragraph-rsid="00202b22"/>
    </style:style>
    <style:style style:name="P21" style:family="paragraph" style:parent-style-name="Standard" style:list-style-name="L6">
      <style:text-properties officeooo:paragraph-rsid="00202b22"/>
    </style:style>
    <style:style style:name="T1" style:family="text">
      <style:text-properties officeooo:rsid="001b3187"/>
    </style:style>
    <style:style style:name="T2" style:family="text">
      <style:text-properties officeooo:rsid="001cb4e8"/>
    </style:style>
    <style:style style:name="T3" style:family="text">
      <style:text-properties officeooo:rsid="001e3a55"/>
    </style:style>
    <style:style style:name="T4" style:family="text">
      <style:text-properties officeooo:rsid="00202b2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nopsis du projet</text:p>
      <text:list xml:id="list8667353958010846114" text:style-name="L2">
        <text:list-item>
          <text:p text:style-name="P5"><text:span text:style-name="T1">mini jeu</text:span></text:p>
          <text:list>
            <text:list-item>
              <text:p text:style-name="P4">Infiltration (se mettre à couvert, etc) : <text:span text:style-name="T3">headtracking contrôle la caméra</text:span></text:p>
            </text:list-item>
            <text:list-item>
              <text:p text:style-name="P4">Evitement (éviter des projectiles) : <text:span text:style-name="T3">headtracking controle l'avatar, pas la caméra</text:span></text:p>
            </text:list-item>
          </text:list>
        </text:list-item>
        <text:list-item>
          <text:p text:style-name="P15">Fenêtre virtuelle</text:p>
          <text:list>
            <text:list-item>
              <text:p text:style-name="P15">Expérience à la antichamber : monde non euclidien : des cubes où selon la face qu'on regarde on ne voit pas la même chose (exemple, la cube room).</text:p>
            </text:list-item>
          </text:list>
        </text:list-item>
      </text:list>
      <text:p text:style-name="P1"/>
      <text:p text:style-name="P1">But de l'utilisateur dans l'appli</text:p>
      <text:p text:style-name="P1">- <text:span text:style-name="T3">jeu / application contemplative</text:span></text:p>
      <text:p text:style-name="P1"/>
      <text:p text:style-name="P1"/>
      <text:p text:style-name="P1">Lister les méthodes d'interactions</text:p>
      <text:list xml:id="list7220180314304926805" text:style-name="L1">
        <text:list-item>
          <text:p text:style-name="P2"><text:span text:style-name="T1">Headtracking : Deux utilisations possibles</text:span></text:p>
          <text:list>
            <text:list-item>
              <text:p text:style-name="P16">Lier la caméra à la position de la tête : effet “fenêtre”</text:p>
            </text:list-item>
            <text:list-item>
              <text:p text:style-name="P16">Contrôler un avatar en bougeant <text:span text:style-name="T4">la tête</text:span></text:p>
            </text:list-item>
          </text:list>
        </text:list-item>
        <text:list-item>
          <text:p text:style-name="P3">2ème wiimote en configuration normale</text:p>
          <text:list>
            <text:list-item>
              <text:p text:style-name="P18">pointeur laser</text:p>
            </text:list-item>
            <text:list-item>
              <text:p text:style-name="P18">Boutons</text:p>
            </text:list-item>
          </text:list>
        </text:list-item>
      </text:list>
      <text:p text:style-name="P1"/>
      <text:p text:style-name="P19">Interactions possibles :</text:p>
      <text:list xml:id="list2396044348906670543" text:style-name="L6">
        <text:list-item>
          <text:p text:style-name="P21"><text:span text:style-name="T1">Headtracking : Deux utilisations possibles</text:span></text:p>
          <text:list>
            <text:list-item>
              <text:p text:style-name="P17">Lier la caméra à la position de la tête : effet “fenêtre”</text:p>
            </text:list-item>
            <text:list-item>
              <text:p text:style-name="P17">Contrôler un avatar en bougeant <text:span text:style-name="T4">la tête</text:span></text:p>
            </text:list-item>
          </text:list>
        </text:list-item>
        <text:list-item>
          <text:p text:style-name="P20">Déplacement par le regard : palier au problème </text:p>
          <text:list>
            <text:list-item>
              <text:p text:style-name="P10">Problème : ne peut pas regarder autour pendant le déplacement </text:p>
              <text:list>
                <text:list-item>
                  <text:p text:style-name="P10">Contourner le problème avec la deuxième wiimote : quand on donne un ordre de déplacement, le programme sauvegarde la direction actuelle de la caméra, et se déplace dans cette direction. L'utilisateur est donc toujours libre de tourner la tête pendant le déplacement.</text:p>
                </text:list-item>
              </text:list>
            </text:list-item>
          </text:list>
        </text:list-item>
        <text:list-item>
          <text:p text:style-name="P20">2ème wiimote : métaphore magique</text:p>
        </text:list-item>
      </text:list>
      <text:p text:style-name="P1"/>
      <text:p text:style-name="P1"/>
      <text:p text:style-name="P1">Lister les périphériques</text:p>
      <text:list xml:id="list472690784279834514" text:style-name="L3">
        <text:list-item>
          <text:p text:style-name="P6"><text:span text:style-name="T3">Dispositif de headtracking : Wiimote + diodes infrarouges</text:span></text:p>
        </text:list-item>
        <text:list-item>
          <text:p text:style-name="P13">Wiimote + diodes/sensor bar : utilisation standard d'une wiimote</text:p>
        </text:list-item>
      </text:list>
      <text:p text:style-name="P14"/>
      <text:p text:style-name="P1"/>
      <text:p text:style-name="P7">Interaction : </text:p>
      <text:list xml:id="list2083211311422063996" text:style-name="L5">
        <text:list-item>
          <text:p text:style-name="P11"><text:span text:style-name="T2">Interfaces motrices</text:span></text:p>
          <text:list>
            <text:list-item>
              <text:p text:style-name="P9">Headtracking : dispositif headtracking pour détecter la tête de l'utilisateur</text:p>
            </text:list-item>
            <text:list-item>
              <text:p text:style-name="P9">Pointeur laser : wiimote + sensor pour détecter où l'utilisateur pointe à l'écran</text:p>
            </text:list-item>
            <text:list-item>
              <text:p text:style-name="P9">Bouton : Wiimote : commandes simples</text:p>
            </text:list-item>
          </text:list>
        </text:list-item>
        <text:list-item>
          <text:p text:style-name="P12">Interfaces sensorielles</text:p>
          <text:list>
            <text:list-item>
              <text:p text:style-name="P12">Ecran : l'écran retransmet la vision de l'avatar dans le monde</text:p>
            </text:list-item>
          </text:list>
        </text:list-item>
      </text:list>
      <text:p text:style-name="P7"><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14:16:19.319000000</meta:creation-date>
    <dc:date>2015-10-21T15:51:56.387000000</dc:date>
    <meta:editing-duration>PT2M51S</meta:editing-duration>
    <meta:editing-cycles>1</meta:editing-cycles>
    <meta:document-statistic meta:table-count="0" meta:image-count="0" meta:object-count="0" meta:page-count="1" meta:paragraph-count="34" meta:word-count="287" meta:character-count="1694" meta:non-whitespace-character-count="1461"/>
    <meta:generator>LibreOffice/4.4.4.3$Windows_x86 LibreOffice_project/2c39ebcf046445232b798108aa8a7e7d89552ea8</meta:generator>
  </office:meta>
</office:document-meta>
</file>